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uario(<text:span text:style-name="T1">login</text:span><text:span text:style-name="T2">, Nome, Cidade natal)</text:span></text:p>
      <text:p text:style-name="Standard">Filme(<text:span text:style-name="T1">id</text:span>, Nome, Data de lançamento, Categoria) Categoria → Filme</text:p>
      <text:p text:style-name="Standard">Ator(<text:span text:style-name="T1">id</text:span>, Telefone, Endereço)</text:p>
      <text:p text:style-name="Standard">Diretor(<text:span text:style-name="T1">id</text:span>, Endereço, Telefone)</text:p>
      <text:p text:style-name="Standard">ArtistasMusicais(<text:span text:style-name="T1">id</text:span>, Gênero musical, Nome artístico, País)</text:p>
      <text:p text:style-name="Standard"><text:bookmark text:name="_gjdgxs"/>Grupos(<text:span text:style-name="T1">id</text:span>) id → ArtistasMusicais</text:p>
      <text:p text:style-name="Standard"><text:bookmark text:name="_zcmffnspbt2q"/>Duplas(<text:span text:style-name="T1">id</text:span>) id → ArtistasMusicais</text:p>
      <text:p text:style-name="Standard"><text:bookmark text:name="_zcmffnspbt2q1"/>Cantor(<text:span text:style-name="T1">id</text:span>) id → ArtistasMusicais</text:p>
      <text:p text:style-name="Standard">Músico(<text:span text:style-name="T1">id_musico</text:span>, Nome real,, Estilo musical, Data de nascimento)</text:p>
      <text:p text:style-name="Standard">Usuario<text:span text:style-name="T2">Bloquear</text:span>Usuario<text:span text:style-name="T2">(</text:span><text:span text:style-name="T1">login</text:span><text:span text:style-name="T2">, </text:span><text:span text:style-name="T1">login_bloqueado</text:span><text:span text:style-name="T2">) login → usuário, login_bloqueado → Usuário</text:span></text:p>
      <text:p text:style-name="Standard">BloquearMotivo(<text:span text:style-name="T1">login</text:span>, <text:span text:style-name="T1">login_bloqueado</text:span>, <text:span text:style-name="T1">motivo</text:span>) login → usuário, login_registrado → Usuário</text:p>
      <text:p text:style-name="Standard">Usuario<text:span text:style-name="T2">RegistraConhecido</text:span>Usuario<text:span text:style-name="T2">(</text:span><text:span text:style-name="T1">login</text:span><text:span text:style-name="T2">, </text:span><text:span text:style-name="T1">login_registrado)</text:span><text:span text:style-name="T2"> login → usuário, login_registrado → Usuário</text:span></text:p>
      <text:p text:style-name="Standard">Usuario<text:span text:style-name="T2">Avalia</text:span>ArtistasMusicais<text:span text:style-name="T2">(</text:span><text:span text:style-name="T1">login</text:span><text:span text:style-name="T2">, </text:span><text:span text:style-name="T1">id</text:span><text:span text:style-name="T2">, Nota) login → usuário, id → Artistas Musicais</text:span></text:p>
      <text:p text:style-name="Standard">Usuario<text:span text:style-name="T2">Gosta</text:span>ArtistasMusicais<text:span text:style-name="T2">(</text:span><text:span text:style-name="T1">login</text:span><text:span text:style-name="T2">, </text:span><text:span text:style-name="T1">id</text:span><text:span text:style-name="T2">) login → usuário, id → Artistas Musicais</text:span></text:p>
      <text:p text:style-name="P1">Usuario<text:span text:style-name="T2">Avalia</text:span>Filme<text:span text:style-name="T2">(</text:span><text:span text:style-name="T1">login</text:span><text:span text:style-name="T2">, </text:span><text:span text:style-name="T1">id</text:span><text:span text:style-name="T2">, Nota) login → usuário, id → Filme</text:span></text:p>
      <text:p text:style-name="Standard">Usuario<text:span text:style-name="T2">Gosta</text:span>Filme<text:span text:style-name="T2">(</text:span><text:span text:style-name="T1">login</text:span><text:span text:style-name="T2">, </text:span><text:span text:style-name="T1">id</text:span><text:span text:style-name="T2"> ) login → usuário, id → Filme</text:span></text:p>
      <text:p text:style-name="Standard">Filme<text:span text:style-name="T2">PossuiAtor</text:span><text:span text:style-name="T1">(id</text:span><text:span text:style-name="T2">, </text:span><text:span text:style-name="T1">id_ator</text:span><text:span text:style-name="T2">, Salário) id → Filme, id_ator → Ato</text:span>r</text:p>
      <text:p text:style-name="Standard">AtorEhDiretor<text:span text:style-name="T2">(</text:span><text:span text:style-name="T1">id_ator</text:span><text:span text:style-name="T2">, </text:span><text:span text:style-name="T1">id)</text:span><text:span text:style-name="T2"> id_ator → Ator, id → Diretor</text:span></text:p>
      <text:p text:style-name="Standard">Diretor<text:span text:style-name="T2">Dirige</text:span>Filme<text:span text:style-name="T2">(</text:span><text:span text:style-name="T1">id_filme,</text:span><text:span text:style-name="T2"> id, Salário) id_filme → Filme, id → Diretor</text:span></text:p>
      <text:p text:style-name="Standard"><text:span text:style-name="T2">CantorPossuiMusico(</text:span><text:span text:style-name="T1">id</text:span><text:span text:style-name="T2">, </text:span><text:span text:style-name="T1">id_musico)</text:span><text:span text:style-name="T2"> id → Artistas Musicais, id_musico → Músico</text:span></text:p>
      <text:p text:style-name="Standard"><text:span text:style-name="T2">DuplasPossuiMusico(</text:span><text:span text:style-name="T1">id</text:span><text:span text:style-name="T2">, </text:span><text:span text:style-name="T1">id_musico)</text:span><text:span text:style-name="T2"> id → Artistas Musicais, id_musico → Músico</text:span></text:p>
      <text:p text:style-name="Standard"><text:span text:style-name="T2">GruposPossuiMusico(</text:span><text:span text:style-name="T1">id</text:span><text:span text:style-name="T2">, </text:span><text:span text:style-name="T1">id_musico)</text:span><text:span text:style-name="T2"> D → Artistas Musicais, id_musico → Mús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160" meta:character-count="1358" meta:non-whitespace-character-count="1220"/>
    <meta:generator>LibreOfficeDev/6.0.5.2$Linux_X86_64 LibreOffice_project/</meta:generator>
  </office:meta>
</office:document-meta>
</file>